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bold" style:font-weight-asian="bold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bjectius de la tasca (previ a iniciar Spring): </text:p>
      <text:p text:style-name="P2"><text:tab/>persistencia</text:p>
      <text:p text:style-name="P2"><text:tab/>arquitectura básica </text:p>
      <text:p text:style-name="P2"><text:tab/>developers team</text:p>
      <text:p text:style-name="P2"/>
      <text:p text:style-name="P1">A. Coses que necessito apendre</text:p>
      <text:p text:style-name="P1">B. Coses que vui apendre</text:p>
      <text:p text:style-name="P1"/>
      <text:p text:style-name="P1">VIST: se m'ha quedat conceptes generals</text:p>
      <text:p text:style-name="P1">NIVELL SUFICIENT: diria que he aprés lo suficient per a realitzar la tasca</text:p>
      <text:p text:style-name="P1">ASSIMILAT: diria que entenc força bé el tema (millorar practicant)</text:p>
      <text:p text:style-name="P1"/>
      <text:p text:style-name="P1"/>
      <text:p text:style-name="P1">Ordre de prioritats de lo que vui fer (valorant importancia i urgencia) segons situació actual:</text:p>
      <text:p text:style-name="P2"/>
      <text:p text:style-name="P2">Important &amp; urgent</text:p>
      <text:p text:style-name="P1"><text:tab/><text:span text:style-name="T1">A1: assimilar UML (almenys diagrama de classes) + relacions</text:span></text:p>
      <text:p text:style-name="P1"><text:span text:style-name="T1"><text:tab/><text:tab/></text:span>fet<text:span text:style-name="T1"><text:tab/><text:tab/></text:span></text:p>
      <text:p text:style-name="P2"/>
      <text:p text:style-name="P1"><text:tab/><text:span text:style-name="T1">A6: persistencia, nivell suficient de DAO i mapeig</text:span></text:p>
      <text:p text:style-name="P1"><text:span text:style-name="T1"><text:tab/><text:tab/>d</text:span>ao fet</text:p>
      <text:p text:style-name="P1"><text:tab/><text:tab/>vist mapeig, practicar conjuntament amb A8.1<text:span text:style-name="T1"><text:tab/><text:tab/><text:tab/></text:span></text:p>
      <text:p text:style-name="P2"><text:tab/><text:tab/></text:p>
      <text:p text:style-name="P1"><text:tab/><text:span text:style-name="T1">A8.1 nivell suficient de:</text:span></text:p>
      <text:p text:style-name="P1"><text:span text:style-name="T1"><text:tab/><text:tab/></text:span><text:span text:style-name="T4">"passar un objecte <text:s/>a JSON i viceversa"</text:span></text:p>
      <text:p text:style-name="P5"><text:tab/><text:tab/>llibreria GSON</text:p>
      <text:p text:style-name="P5"><text:tab/><text:tab/>persistencia de N objectes de 1 sola classe / entitat en txt</text:p>
      <text:p text:style-name="P5"><text:tab/><text:tab/>persistencia de N objectes de N classes / entitats en txt</text:p>
      <text:p text:style-name="P5"><text:tab/><text:tab/>Operacions CRUD en txt</text:p>
      <text:p text:style-name="P2"><text:tab/>A/B5: nivell suficient video 3-4 (almenys saber proposar i respectar una arquitectura)</text:p>
      <text:p text:style-name="P2"><text:tab/><text:tab/>*Refrescar MVC de Udemy previament.<text:tab/></text:p>
      <text:p text:style-name="P2"/>
      <text:p text:style-name="P2">Menys important &amp; urgent (anar avançant mentres no tingui cap important &amp; urgent)</text:p>
      <text:p text:style-name="P1"><text:tab/><text:span text:style-name="T1">A/B4: almenys nivell suf. fins video 7/14 (inclos). Hauria covert tot fins a "nivell de classe"</text:span></text:p>
      <text:p text:style-name="P1"><text:tab/><text:span text:style-name="T1">B3: assimilar video 6 (hauré fet fins modelo del dominio) </text:span></text:p>
      <text:p text:style-name="P2"><text:tab/><text:tab/>{última asignatura, assignatures previes es donen per sapigudes}</text:p>
      <text:p text:style-name="P2"><text:tab/>B3: veure (i assimilar lo que pugui) fins video 12 (finalitzar requisits)</text:p>
      <text:p text:style-name="P2"><text:tab/><text:tab/>{última asignatura, assignatures previes es donen per sapigudes}</text:p>
      <text:p text:style-name="P2"><text:tab/>A/B5: assimilar video controlador + video vista</text:p>
      <text:p text:style-name="P2"><text:tab/>B2: assimilar video 4/5 (qualitat)</text:p>
      <text:p text:style-name="P2"/>
      <text:p text:style-name="P2">Important, xo NO urgent -&gt; ara no és el moment</text:p>
      <text:p text:style-name="P2"><text:tab/>A8.2</text:p>
      <text:p text:style-name="P2"><text:tab/>A8.3</text:p>
      <text:p text:style-name="P2"/>
      <text:p text:style-name="P2">Ni important Ni urgent -&gt; quan em dongui la gana</text:p>
      <text:p text:style-name="P2"><text:tab/>B7</text:p>
      <text:p text:style-name="P2"><text:tab/>B9</text:p>
      <text:p text:style-name="P1"/>
      <text:p text:style-name="P1"/>
      <text:p text:style-name="P1"/>
      <text:p text:style-name="P1"/>
      <text:p text:style-name="P1"><text:soft-page-break/></text:p>
      <text:p text:style-name="P9">A.1 Entendre un diagrama classes en UML + relacions (tipus i traducció a codi i BBDD)</text:p>
      <text:p text:style-name="P2">Motius:</text:p>
      <text:p text:style-name="P2"><text:tab/>Els patrons de disseny i d'arquitectura s'ensenyen / es comuniquen donant per fet que <text:tab/><text:tab/>es controla el tema.</text:p>
      <text:p text:style-name="P2"><text:tab/>Permet que un equip que fa software es pugui comunicar amb claredat i tots tinguin <text:tab/><text:tab/>clars que fa el codi i com es vol implementar.</text:p>
      <text:p text:style-name="P2"><text:tab/>Permet compendre / com traduïr les relacions en Java a les relacions en la persistencia.</text:p>
      <text:p text:style-name="P2"/>
      <text:p text:style-name="Standard">Fer:</text:p>
      <text:p text:style-name="Standard">Coneixements bàsics de diagrama de classes, els primers 13min</text:p>
      <text:p text:style-name="Standard"><text:a xlink:type="simple" xlink:href="https://www.youtube.com/watch?v=NcVgYxHfCrs&amp;list=PLj2IVmcP-_QNae4kZpMNk-yz1cNFyuRqS&amp;index=2" text:style-name="Internet_20_link" text:visited-style-name="Visited_20_Internet_20_Link">https://www.youtube.com/watch?v=NcVgYxHfCrs&amp;list=PLj2IVmcP-_QNae4kZpMNk-yz1cNFyuRqS&amp;index=2</text:a></text:p>
      <text:p text:style-name="P1">ASSIMILAT</text:p>
      <text:p text:style-name="Standard"/>
      <text:p text:style-name="Standard">Dominar les relacions, la primera hora</text:p>
      <text:p text:style-name="Standard"><text:a xlink:type="simple" xlink:href="https://www.youtube.com/watch?v=4nWfhFCZGHk&amp;list=PLj2IVmcP-_QNVN3PM5a7B6A5lVmQc_Sqg&amp;index=8" text:style-name="Internet_20_link" text:visited-style-name="Visited_20_Internet_20_Link">https://www.youtube.com/watch?v=4nWfhFCZGHk&amp;list=PLj2IVmcP-_QNVN3PM5a7B6A5lVmQc_Sqg&amp;index=8</text:a><text:line-break/><text:span text:style-name="T2">ASSIMILAT</text:span></text:p>
      <text:p text:style-name="P2"/>
      <text:p text:style-name="P2">**</text:p>
      <text:p text:style-name="P2"/>
      <text:p text:style-name="P9">B.2 Perquè és important fer software de QUALITAT &amp; com fer-lo en equip</text:p>
      <text:p text:style-name="P5">Motius:</text:p>
      <text:p text:style-name="P5"><text:tab/>Per a tenir una visió general de la tasca a fer i com proposar-la.</text:p>
      <text:p text:style-name="P5"/>
      <text:p text:style-name="P5">Fer:</text:p>
      <text:p text:style-name="P5">Videos de temática git</text:p>
      <text:p text:style-name="P4"><text:a xlink:type="simple" xlink:href="https://www.youtube.com/playlist?list=PLj2IVmcP-_QPMqBw3O2h5co92BN32-ROF" text:style-name="Internet_20_link" text:visited-style-name="Visited_20_Internet_20_Link"><text:span text:style-name="T1">https://www.youtube.com/playlist?list=PLj2IVmcP-_QPMqBw3O2h5co92BN32-ROF</text:span></text:a></text:p>
      <text:p text:style-name="P6">NIVELL SUFICIENT</text:p>
      <text:p text:style-name="P6"/>
      <text:p text:style-name="P5">Llista Software</text:p>
      <text:p text:style-name="P4"><text:a xlink:type="simple" xlink:href="https://www.youtube.com/playlist?list=PLj2IVmcP-_QOG6580LPjSJhmmau0kfzg-" text:style-name="Internet_20_link" text:visited-style-name="Visited_20_Internet_20_Link"><text:span text:style-name="T1">https://www.youtube.com/playlist?list=PLj2IVmcP-_QOG6580LPjSJhmmau0kfzg-</text:span></text:a></text:p>
      <text:p text:style-name="P6">VISTOS tots</text:p>
      <text:p text:style-name="P6">NIVELL SUFICIENT en videos 4-5 / 5 (qualitat + metodologies)</text:p>
      <text:p text:style-name="P6"/>
      <text:p text:style-name="P3"/>
      <text:p text:style-name="P9">B.3 Un mínim de metodologia RUP i treball col·laboratiu </text:p>
      <text:p text:style-name="P5">Motius:</text:p>
      <text:p text:style-name="P5"><text:tab/>Per a poder seguir algun tipus de plan (no veig viable seguir SCRUM + XP)</text:p>
      <text:p text:style-name="P4"><text:span text:style-name="T1"><text:tab/>Per a poder </text:span><text:span text:style-name="T2">apendre i practicar més tipus de diagrames UML</text:span></text:p>
      <text:p text:style-name="P5"/>
      <text:p text:style-name="P5">Fer:</text:p>
      <text:p text:style-name="P5">Llista metodologia RUP</text:p>
      <text:p text:style-name="P4"><text:a xlink:type="simple" xlink:href="https://www.youtube.com/playlist?list=PLj2IVmcP-_QPYh5UU16lbomAIl8dKr4_M" text:style-name="Internet_20_link" text:visited-style-name="Visited_20_Internet_20_Link"><text:span text:style-name="T1">https://www.youtube.com/playlist?list=PLj2IVmcP-_QPYh5UU16lbomAIl8dKr4_M</text:span></text:a></text:p>
      <text:p text:style-name="P6">ASSIMILAT fins 1-5/20</text:p>
      <text:p text:style-name="P3"/>
      <text:p text:style-name="P3"/>
      <text:p text:style-name="P3"/>
      <text:p text:style-name="P3"/>
      <text:p text:style-name="P3"/>
      <text:p text:style-name="P9">A/B.4 Fer sowftare amb qualitat (analisi i dieny)</text:p>
      <text:p text:style-name="P5"><text:soft-page-break/>Motiu:</text:p>
      <text:p text:style-name="P5"><text:tab/>Per apendre a pensar, bones pràctiques, trovar solucions correctes.</text:p>
      <text:p text:style-name="P5"><text:tab/>Per evitar fer un software rígid, fragil, viscos, inmovil.</text:p>
      <text:p text:style-name="P4"><text:span text:style-name="T1"><text:tab/>Perquè són coses que hauria d'haver après </text:span><text:span text:style-name="T2">en "programación nivel 1".</text:span></text:p>
      <text:p text:style-name="P5"><text:tab/>Per a no fer chapuzes ni improvitzar: "sortirà el codi que jo vulgui, i el canvio ràpidament <text:tab/>sense problemes quan em dongui la gana".</text:p>
      <text:p text:style-name="P5"/>
      <text:p text:style-name="P5">Fer:</text:p>
      <text:p text:style-name="P5">Llista Analisis y dieseño</text:p>
      <text:p text:style-name="P4"><text:a xlink:type="simple" xlink:href="https://www.youtube.com/playlist?list=PLj2IVmcP-_QNVN3PM5a7B6A5lVmQc_Sqg" text:style-name="Internet_20_link" text:visited-style-name="Visited_20_Internet_20_Link"><text:span text:style-name="T1">https://www.youtube.com/playlist?list=PLj2IVmcP-_QNVN3PM5a7B6A5lVmQc_Sqg</text:span></text:a></text:p>
      <text:p text:style-name="P6">VISTOS tots</text:p>
      <text:p text:style-name="P6">ASSIMILATS fins 1-2/14</text:p>
      <text:p text:style-name="P2"/>
      <text:p text:style-name="P2"/>
      <text:p text:style-name="P9">A/B.5 Coneixements mínims d'arquitectura (paquets, MVC + variacions)</text:p>
      <text:p text:style-name="P5">Motiu:</text:p>
      <text:p text:style-name="P5"><text:tab/>Imprescindible per a la realització de la tasca.</text:p>
      <text:p text:style-name="P5"/>
      <text:p text:style-name="P5">Fer:</text:p>
      <text:p text:style-name="P5">Video controladors (primers 20 min)</text:p>
      <text:p text:style-name="P3"><text:a xlink:type="simple" xlink:href="https://www.youtube.com/watch?v=GVuXh3k0p9s&amp;list=PLj2IVmcP-_QNVN3PM5a7B6A5lVmQc_Sqg&amp;index=9" text:style-name="Internet_20_link" text:visited-style-name="Visited_20_Internet_20_Link"><text:span text:style-name="T3">https://www.youtube.com/watch?v=GVuXh3k0p9s&amp;list=PLj2IVmcP-_QNVN3PM5a7B6A5lVmQc_Sqg&amp;index=9</text:span></text:a></text:p>
      <text:p text:style-name="P6">NIVELL SUFICIENT</text:p>
      <text:p text:style-name="P6"/>
      <text:p text:style-name="P5">Video vistes (del 13 al 40min)</text:p>
      <text:p text:style-name="P3"><text:a xlink:type="simple" xlink:href="https://www.youtube.com/watch?v=GmVUV8oOHhU&amp;list=PLj2IVmcP-_QNVN3PM5a7B6A5lVmQc_Sqg&amp;index=11" text:style-name="Internet_20_link" text:visited-style-name="Visited_20_Internet_20_Link"><text:span text:style-name="T3">https://www.youtube.com/watch?v=GmVUV8oOHhU&amp;list=PLj2IVmcP-_QNVN3PM5a7B6A5lVmQc_Sqg&amp;index=11</text:span></text:a></text:p>
      <text:p text:style-name="P6">NIVELL SUFICIENT</text:p>
      <text:p text:style-name="P6"/>
      <text:p text:style-name="P5">Llista arquitectura</text:p>
      <text:p text:style-name="P3"><text:a xlink:type="simple" xlink:href="https://www.youtube.com/playlist?list=PLj2IVmcP-_QPQBgiKfFlK7Yj7BszQ2yi4" text:style-name="Internet_20_link" text:visited-style-name="Visited_20_Internet_20_Link"><text:span text:style-name="T3">https://www.youtube.com/playlist?list=PLj2IVmcP-_QPQBgiKfFlK7Yj7BszQ2yi4</text:span></text:a></text:p>
      <text:p text:style-name="P6">VISTOS tots</text:p>
      <text:p text:style-name="P5"><text:tab/></text:p>
      <text:p text:style-name="P5"/>
      <text:p text:style-name="P9">A.6 Patrons i conceptes relacionats amb la persistencia</text:p>
      <text:p text:style-name="P5">Motius:</text:p>
      <text:p text:style-name="P5"><text:tab/>Imprescindible per a la realització de la tasca (d'una manera eficient i correcta)</text:p>
      <text:p text:style-name="P5"/>
      <text:p text:style-name="P5">-&gt; DAO i mapeig ORM i ODT</text:p>
      <text:p text:style-name="P5"/>
      <text:p text:style-name="P5">Dao mitocode 7min</text:p>
      <text:p text:style-name="P5"><text:a xlink:type="simple" xlink:href="https://www.youtube.com/watch?v=VVbTSkzhtA8&amp;list=PLvimn1Ins-41Uiugt1WbpyFo1XT1WOquL&amp;index=13" text:style-name="Internet_20_link" text:visited-style-name="Visited_20_Internet_20_Link">https://www.youtube.com/watch?v=VVbTSkzhtA8&amp;list=PLvimn1Ins-41Uiugt1WbpyFo1XT1WOquL&amp;index=13</text:a></text:p>
      <text:p text:style-name="P6">NIVELL SUFICIENT</text:p>
      <text:p text:style-name="P5"/>
      <text:p text:style-name="P5">APAW 2018-2019 (mirar només teoria DAO i mapeig) 45min</text:p>
      <text:p text:style-name="P5"><text:a xlink:type="simple" xlink:href="https://www.youtube.com/watch?v=o6292NEYrTY&amp;list=PLj2IVmcP-_QNaYYCV7kWMpEBvoXu0JPt-&amp;index=9" text:style-name="Internet_20_link" text:visited-style-name="Visited_20_Internet_20_Link">https://www.youtube.com/watch?v=o6292NEYrTY&amp;list=PLj2IVmcP-_QNaYYCV7kWMpEBvoXu0JPt-&amp;index=9</text:a></text:p>
      <text:p text:style-name="P6">NIVELL SUFICIENT DAO, VIST MAPEIG</text:p>
      <text:p text:style-name="P6"/>
      <text:p text:style-name="P5">APAW 2019-2020 (mirar només teoria DAO i mapeig) 36min</text:p>
      <text:p text:style-name="P5"><text:a xlink:type="simple" xlink:href="https://www.youtube.com/watch?v=SiqlpWhglVA&amp;list=PLj2IVmcP-_QOuIKgInMyOKQWRbhrV3td6&amp;index=10" text:style-name="Internet_20_link" text:visited-style-name="Visited_20_Internet_20_Link">https://www.youtube.com/watch?v=SiqlpWhglVA&amp;list=PLj2IVmcP-</text:a><text:soft-page-break/><text:a xlink:type="simple" xlink:href="https://www.youtube.com/watch?v=SiqlpWhglVA&amp;list=PLj2IVmcP-_QOuIKgInMyOKQWRbhrV3td6&amp;index=10" text:style-name="Internet_20_link" text:visited-style-name="Visited_20_Internet_20_Link">_QOuIKgInMyOKQWRbhrV3td6&amp;index=10</text:a></text:p>
      <text:p text:style-name="P6">NIVELL SUFICIENT DAO, VIST MAPEIG</text:p>
      <text:p text:style-name="P6"/>
      <text:p text:style-name="P5">APAW 2020-2021 (mapeig ORM i ODT) 30min</text:p>
      <text:p text:style-name="P5"><text:a xlink:type="simple" xlink:href="https://www.youtube.com/watch?v=x4Qx-J-OLYE&amp;list=PLj2IVmcP-_QNae4kZpMNk-yz1cNFyuRqS&amp;index=3" text:style-name="Internet_20_link" text:visited-style-name="Visited_20_Internet_20_Link">https://www.youtube.com/watch?v=x4Qx-J-OLYE&amp;list=PLj2IVmcP-_QNae4kZpMNk-yz1cNFyuRqS&amp;index=3</text:a></text:p>
      <text:p text:style-name="P6">VIST</text:p>
      <text:p text:style-name="P6"/>
      <text:p text:style-name="P5">-&gt; Exemples practics DAO:</text:p>
      <text:p text:style-name="P5"/>
      <text:p text:style-name="P5">APAW 2016-2017 (mirar només exemple DAO en JAVA min20) 10min</text:p>
      <text:p text:style-name="P5"><text:a xlink:type="simple" xlink:href="https://www.youtube.com/watch?v=1aP0yXS2D9U&amp;list=PLj2IVmcP-_QOb7IJ4QaeqEJu3VXCzV83A&amp;index=6" text:style-name="Internet_20_link" text:visited-style-name="Visited_20_Internet_20_Link">https://www.youtube.com/watch?v=1aP0yXS2D9U&amp;list=PLj2IVmcP-_QOb7IJ4QaeqEJu3VXCzV83A&amp;index=6</text:a></text:p>
      <text:p text:style-name="P6">VIST</text:p>
      <text:p text:style-name="P5"/>
      <text:p text:style-name="P5">Dao + exemple amb mysql mitocode 17min</text:p>
      <text:p text:style-name="P5"><text:a xlink:type="simple" xlink:href="https://www.youtube.com/watch?v=ld_YaQXxX1M&amp;list=PLvimn1Ins-42o8Ms1G2SuRloD01nnXn31&amp;index=52" text:style-name="Internet_20_link" text:visited-style-name="Visited_20_Internet_20_Link">https://www.youtube.com/watch?v=ld_YaQXxX1M&amp;list=PLvimn1Ins-42o8Ms1G2SuRloD01nnXn31&amp;index=52</text:a></text:p>
      <text:p text:style-name="P6">NIVELL SUFICIENT</text:p>
      <text:p text:style-name="P6"/>
      <text:p text:style-name="P6"/>
      <text:p text:style-name="P3"/>
      <text:p text:style-name="P9">B.7 Nocions de patrons extra i antipatterns (apendre més)</text:p>
      <text:p text:style-name="P5">Pendent de planificar. Quan hagi assimilat A/B 4.</text:p>
      <text:p text:style-name="P3"/>
      <text:p text:style-name="P9">A.8 Implementar múltiples opcions de persistencia</text:p>
      <text:p text:style-name="P5">Motius:</text:p>
      <text:p text:style-name="P5"><text:tab/>Imprescindible per a la realització de la tasca (d'una manera eficient i correcta)</text:p>
      <text:p text:style-name="P5"/>
      <text:p text:style-name="P5">A.8.1 txt</text:p>
      <text:p text:style-name="P5"><text:tab/>recursos bons / vàlids??? <text:span text:style-name="T2">VIST algu</text:span></text:p>
      <text:p text:style-name="P5"/>
      <text:p text:style-name="P5">A.8.2 MySQL</text:p>
      <text:p text:style-name="P5">Pendent de planificar. Ja ho he fet. No recordo si només una taula. Caldrà refrescar (llibreries mysql i jdbc, classes Connection, PreparedStatement i ResultSet) i probablement apendre alguna cosa més.</text:p>
      <text:p text:style-name="P5"/>
      <text:p text:style-name="P5">A.8.3 MongoDB</text:p>
      <text:p text:style-name="P5">Pendent de planificar. Ni idea. Suposo que el procés no deu ser excessivament diferent a MySQL.</text:p>
      <text:p text:style-name="P3"/>
      <text:p text:style-name="P9">B.9 Implementar múltiples families de vistes i controladors.</text:p>
      <text:p text:style-name="P5">Pendent de planificar. No hi ha pressa. Aprofitar alguna aplicació del tema de swing per a fer un mix dels 2 temes (3 families BBDD + 2 familes vistes + possibilitat de canviar de familia de controladors).</text:p>
      <text:p text:style-name="P5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54M58S</meta:editing-duration>
    <meta:editing-cycles>9</meta:editing-cycles>
    <meta:generator>OpenOffice/4.1.7$Win32 OpenOffice.org_project/417m1$Build-9800</meta:generator>
    <dc:date>2022-06-26T18:03:18.55</dc:date>
    <dc:creator>j o</dc:creator>
    <meta:document-statistic meta:table-count="0" meta:image-count="0" meta:object-count="0" meta:page-count="4" meta:paragraph-count="131" meta:word-count="800" meta:character-count="6086"/>
    <meta:user-defined meta:name="Info 1"/>
    <meta:user-defined meta:name="Info 2"/>
    <meta:user-defined meta:name="Info 3"/>
    <meta:user-defined meta:name="Info 4"/>
  </office:meta>
</office:document-meta>
</file>